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 table:number-rows-repeated="3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 table:number-rows-repeated="2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 table:number-rows-repeated="2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 table:number-rows-repeated="3">
          <table:table-cell table:style-name="ce57" table:number-columns-repeated="255"/>
          <table:table-cell/>
        </table:table-row>
        <table:table-row table:style-name="ro1" table:number-rows-repeated="9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 table:number-rows-repeated="10">
          <table:table-cell table:style-name="ce57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25">
            <text:p>25</text:p>
          </table:table-cell>
          <table:table-cell table:style-name="ce183" table:formula="of:=COUNTIF([.L$7:.L$1012];[.$J2])" office:value-type="float" office:value="25">
            <text:p>25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2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 office:value-type="string">
            <text:p>Tester</text:p>
          </table:table-cell>
          <table:table-cell table:style-name="ce151" office:value-type="string">
            <text:p>IE7</text:p>
          </table:table-cell>
          <table:table-cell table:style-name="ce151" office:value-type="string">
            <text:p>FireFox3.5</text:p>
          </table:table-cell>
          <table:table-cell table:style-name="ce151" office:value-type="string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001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001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001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</text:span><text:span text:style-name="T4">new space</text:span></text:p>
            <text:p><text:span text:style-name="T4">- Input Name </text:span><text:span text:style-name="T4">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</text:span><text:span text:style-name="T3">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12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</text:span><text:span text:style-name="T3">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</text:span><text:span text:style-name="T3">topic</text:span></text:p>
            <text:p>- Input values</text:p>
            <text:p>- Click<text:span text:style-name="T3"> </text:span><text:span text:style-name="T3">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</text:span><text:span text:style-name="T6">space: </text:span></text:p>
            <text:p>- Click <text:span text:style-name="T3">Space </text:span><text:span text:style-name="T3">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3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</text:span><text:span text:style-name="T7">icon on the </text:span><text:span text:style-name="T7">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office:value-type="string">
            <text:p>TESTVN-5475</text:p>
          </table:table-cell>
          <table:table-cell table:style-name="ce188" table:number-columns-repeated="233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</text:span><text:span text:style-name="T7">icon on the </text:span><text:span text:style-name="T7">top-right and </text:span><text:span text:style-name="T7">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6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</text:span><text:span text:style-name="T3">→ Page → </text:span><text:span text:style-name="T3">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</text:span><text:span text:style-name="T3">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office:value-type="string">
            <text:p>TESTVN-5504</text:p>
          </table:table-cell>
          <table:table-cell table:style-name="ce188" table:number-columns-repeated="233"/>
          <table:table-cell table:style-name="ce142" table:number-columns-repeated="9"/>
        </table:table-row>
        <table:table-row table:style-name="ro1" table:number-rows-repeated="3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 table:number-rows-repeated="5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3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 table:number-rows-repeated="10">
          <table:table-cell table:style-name="ce142" table:number-columns-repeated="255"/>
        </table:table-row>
        <table:table-row table:style-name="ro1" table:number-rows-repeated="104847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7/09/2012</text:date>, <text:time>10:3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7-09T10:34:11</dc:date>
    <meta:print-date>2008-06-17T00:45:47</meta:print-date>
    <meta:editing-cycles>802</meta:editing-cycles>
    <meta:editing-duration>PT315H56M05S</meta:editing-duration>
    <dc:creator>exoplatform </dc:creator>
    <meta:document-statistic meta:table-count="4" meta:cell-count="475" meta:object-count="1"/>
    <meta:user-defined meta:name="Info 1"/>
    <meta:user-defined meta:name="Info 2"/>
    <meta:user-defined meta:name="Info 3"/>
    <meta:user-defined meta:name="Info 4"/>
  </office:meta>
</office:document-meta>
</file>